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24.24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bric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S246 Assignment 1 Rubri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ftware proposal for a local busin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quirements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Actual</text:p>
          </table:table-cell>
        </table:table-row>
        <table:table-row table:style-name="ro2">
          <table:table-cell table:style-name="ce4" office:value-type="string" calcext:value-type="string">
            <text:p>What does the organization do?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3">
          <table:table-cell table:style-name="ce4" office:value-type="string" calcext:value-type="string">
            <text:p>What problem(s) or needs have you identified?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Software solution: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What problem(s) will the software solve and how will it solve them?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4">
          <table:table-cell table:style-name="ce4" office:value-type="string" calcext:value-type="string">
            <text:p>What type of software will you develop (mobile app, web app, etc.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string" calcext:value-type="string">
            <text:p>What will the software do?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0])" office:value-type="float" office:value="100" calcext:value-type="float">
            <text:p>100</text:p>
          </table:table-cell>
          <table:table-cell table:formula="of:=SUM([.C5:.C10])" office:value-type="float" office:value="100" calcext:value-type="float">
            <text:p>100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oring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S246 Assignment 1 Rubri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ftware proposal for a local busin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quirements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Actual</text:p>
          </table:table-cell>
        </table:table-row>
        <table:table-row table:style-name="ro2">
          <table:table-cell table:style-name="ce4" office:value-type="string" calcext:value-type="string">
            <text:p>What does the organization do?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3">
          <table:table-cell table:style-name="ce4" office:value-type="string" calcext:value-type="string">
            <text:p>What problem(s) or needs have you identified?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Software solution: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What problem(s) will the software solve and how will it solve them?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4">
          <table:table-cell table:style-name="ce4" office:value-type="string" calcext:value-type="string">
            <text:p>What type of software will you develop (mobile app, web app, etc.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string" calcext:value-type="string">
            <text:p>What will the software do?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0])" office:value-type="float" office:value="100" calcext:value-type="float">
            <text:p>100</text:p>
          </table:table-cell>
          <table:table-cell table:formula="of:=SUM([.C5:.C10])" office:value-type="float" office:value="100" calcext:value-type="float">
            <text:p>100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09:39:38.717769756</meta:creation-date>
    <dc:date>2020-01-13T09:48:32.227336957</dc:date>
    <meta:editing-duration>PT8M52S</meta:editing-duration>
    <meta:editing-cycles>3</meta:editing-cycles>
    <meta:generator>LibreOffice/6.3.3.2$Linux_X86_64 LibreOffice_project/30$Build-2</meta:generator>
    <meta:document-statistic meta:table-count="2" meta:cell-count="48" meta:object-count="0"/>
  </office:meta>
</office:document-meta>
</file>